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line-height="150%"/>
      <style:text-properties style:font-name="Ubuntu" fo:font-size="14pt" officeooo:paragraph-rsid="0000857d" style:font-size-asian="12.25pt" style:font-size-complex="14pt"/>
    </style:style>
    <style:style style:name="P3" style:family="paragraph" style:parent-style-name="Heading_20_2">
      <style:paragraph-properties fo:line-height="150%"/>
      <style:text-properties style:font-name="Ubuntu" fo:font-size="14pt" officeooo:rsid="0000857d" officeooo:paragraph-rsid="000154e5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0857d" officeooo:paragraph-rsid="0000857d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154e5" officeooo:paragraph-rsid="000154e5" style:font-size-asian="12.25pt" style:font-size-complex="14pt"/>
    </style:style>
    <style:style style:name="T1" style:family="text">
      <style:text-properties officeooo:rsid="0000857d"/>
    </style:style>
    <style:style style:name="T2" style:family="text">
      <style:text-properties fo:font-weight="bold" officeooo:rsid="0000857d" style:font-name-asian="Noto Sans CJK SC" style:font-weight-asian="bold" style:font-name-complex="Lohit Devanagari1" style:font-weight-complex="bold"/>
    </style:style>
    <style:style style:name="T3" style:family="text">
      <style:text-properties fo:font-weight="bold" officeooo:rsid="000154e5" style:font-name-asian="Noto Sans CJK SC" style:font-weight-asian="bold" style:font-name-complex="Lohit Devanagari1" style:font-weight-complex="bold"/>
    </style:style>
    <style:style style:name="T4" style:family="text">
      <style:text-properties officeooo:rsid="000154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ximos Passos</text:h>
      <text:h text:style-name="Heading_20_2" text:outline-level="2">Functions:</text:h>
      <text:p text:style-name="P5">Estudar sobres funções – arrow functions – call backs – funções anonimas – iifes – javascript funcional - fundamentos</text:p>
      <text:h text:style-name="P2" text:outline-level="2"><text:span text:style-name="T1">Objetos</text:span>:</text:h>
      <text:p text:style-name="P5">Estudar sobre objetos – declarar objetos – utilizar objetos</text:p>
      <text:h text:style-name="P2" text:outline-level="2"><text:span text:style-name="T1">Modularizaç</text:span><text:span text:style-name="T2">ão</text:span>:</text:h>
      <text:p text:style-name="P5"><text:span text:style-name="T4">Estudar sobre modularização - </text:span>Modularizar o codigo – deixar codigos separados em arquivos separados – reutilizar codigos utilizando javascript</text:p>
      <text:h text:style-name="P3" text:outline-level="2"><text:span text:style-name="T3">RegEx</text:span>:</text:h>
      <text:p text:style-name="P6">Estudar sobre expressões regulares</text:p>
      <text:h text:style-name="P3" text:outline-level="2"><text:span text:style-name="T3">jSON</text:span>:</text:h>
      <text:p text:style-name="P6">Estudar json: estrutura de objeto com a possibilidade de transmitir dados, salvar dados localmente</text:p>
      <text:h text:style-name="P3" text:outline-level="2"><text:span text:style-name="T3">Ajax</text:span>:</text:h>
      <text:p text:style-name="P6">Estudar ajax: carregamento infinito</text:p>
      <text:h text:style-name="P3" text:outline-level="2"><text:span text:style-name="T3">NodeJs</text:span>:</text:h>
      <text:p text:style-name="P6">Estudar nodejs: fazer os scripts rodarem no servidor</text:p>
      <text:h text:style-name="P3" text:outline-level="2"><text:span text:style-name="T3">Bibliotecas (FrameWorks)</text:span>:</text:h>
      <text:p text:style-name="P6">Jquery – Vuejs – Angular… </text:p>
      <text:p text:style-name="P6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08:44:10.188976244</meta:creation-date>
    <dc:date>2022-09-22T16:32:21.518820650</dc:date>
    <meta:editing-duration>PT7M19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17" meta:word-count="82" meta:character-count="658" meta:non-whitespace-character-count="581"/>
  </office:meta>
</office:document-meta>
</file>